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" style:parent-style-name="p1" style:family="paragraph">
      <style:text-properties fo:color="#000000" fo:font-size="14pt" style:font-size-asian="14pt" style:font-size-complex="14pt"/>
    </style:style>
    <style:style style:name="P7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9" style:parent-style-name="Обычный" style:family="paragraph">
      <style:paragraph-properties style:vertical-align="auto" fo:margin-top="0.3333in" fo:margin-bottom="0.1666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0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1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3" style:parent-style-name="Заголовок2" style:family="paragraph">
      <style:paragraph-properties fo:margin-top="0.3333in" fo:margin-bottom="0.1666in"/>
    </style:style>
    <style:style style:name="T14" style:parent-style-name="apple-converted-space" style:family="text">
      <style:text-properties fo:color="#000000" fo:font-size="14pt" style:font-size-asian="14pt" style:font-size-complex="14pt"/>
    </style:style>
    <style:style style:name="T15" style:parent-style-name="Основнойшрифтабзаца" style:family="text">
      <style:text-properties fo:color="#000000" fo:font-size="14pt" style:font-size-asian="14pt" style:font-size-complex="14pt"/>
    </style:style>
    <style:style style:name="P16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8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0" style:parent-style-name="Заголовок2" style:family="paragraph">
      <style:paragraph-properties fo:margin-top="0.3333in" fo:margin-bottom="0.1666in"/>
      <style:text-properties fo:color="#000000" fo:font-size="14pt" style:font-size-asian="14pt" style:font-size-complex="14pt"/>
    </style:style>
    <style:style style:name="P21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3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6" style:parent-style-name="Заголовок2" style:family="paragraph">
      <style:paragraph-properties fo:margin-top="0.3333in" fo:margin-bottom="0.1666in"/>
      <style:text-properties fo:color="#000000" fo:font-size="14pt" style:font-size-asian="14pt" style:font-size-complex="14pt"/>
    </style:style>
    <style:style style:name="P2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8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2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0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1" style:parent-style-name="Заголовок2" style:family="paragraph">
      <style:paragraph-properties fo:margin-top="0.3333in" fo:margin-bottom="0.1666in"/>
      <style:text-properties fo:color="#000000" fo:font-size="14pt" style:font-size-asian="14pt" style:font-size-complex="14pt"/>
    </style:style>
    <style:style style:name="P3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3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6" style:parent-style-name="Заголовок2" style:family="paragraph">
      <style:paragraph-properties fo:margin-top="0.3333in" fo:margin-bottom="0.1666in"/>
      <style:text-properties fo:color="#000000" fo:font-size="14pt" style:font-size-asian="14pt" style:font-size-complex="14pt"/>
    </style:style>
    <style:style style:name="P37" style:parent-style-name="Заголовок2" style:family="paragraph">
      <style:paragraph-properties fo:margin-top="0.3333in" fo:margin-bottom="0.1666in"/>
      <style:text-properties fo:font-weight="normal" style:font-weight-asian="normal" style:font-weight-complex="normal" fo:color="#000000" fo:font-size="14pt" style:font-size-asian="14pt" style:font-size-complex="14pt"/>
    </style:style>
    <style:style style:name="P38" style:parent-style-name="Заголовок2" style:family="paragraph">
      <style:paragraph-properties fo:margin-top="0.3333in" fo:margin-bottom="0.1666in"/>
      <style:text-properties fo:color="#000000" fo:font-size="14pt" style:font-size-asian="14pt" style:font-size-complex="14pt"/>
    </style:style>
    <style:style style:name="P3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0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1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3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5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4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5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P5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3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5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P5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P6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3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6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P6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6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7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7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8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style:language-asian="ru" style:country-asian="RU" style:language-complex="ar" style:country-complex="SA"/>
    </style:style>
    <style:style style:name="P9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9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0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1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2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3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3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40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4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4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5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5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5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9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0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1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2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2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2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3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4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55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7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2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1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2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3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3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4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4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35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35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35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3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5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6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7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7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7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3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1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1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2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2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2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2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3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3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4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44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4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4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4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45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6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6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6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Menlo" style:font-name-asian="Times New Roman" style:font-name-complex="Menlo" fo:color="#4EC9B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6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7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8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8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49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4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0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50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1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2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52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52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53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3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4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5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6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6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6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7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7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8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58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5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9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0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0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0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0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0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60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11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6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1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6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17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6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61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62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2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6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2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27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62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2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63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3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3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3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63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3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4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4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49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5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4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7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68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8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6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9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6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9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6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9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P69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6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69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6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0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701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70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7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70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0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7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0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7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1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711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71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7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71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71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717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3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5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3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3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3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5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4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7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9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8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7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1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1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1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1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1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18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2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2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3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3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4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4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4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84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9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5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5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5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5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6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4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8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8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4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0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9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9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8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5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7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1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1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1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2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2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2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8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4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4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7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5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9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6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6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6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6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8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6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8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8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99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2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9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9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9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99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0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0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0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10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01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01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1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01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2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2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3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2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4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5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5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5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05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0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7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6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9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0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7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3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9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1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4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1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1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1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20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2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2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2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7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9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2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3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35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6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3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4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4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4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1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4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1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4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4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14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5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15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5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5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15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5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15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5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5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15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16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6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16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6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16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6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6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16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7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17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7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7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17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7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17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7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78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17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8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18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8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18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5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7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89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191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9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9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9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196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0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0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0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3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5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7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09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1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2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1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1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1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9" style:parent-style-name="Основнойшрифтабзаца" style:family="text">
      <style:text-properties style:font-name="Menlo" style:font-name-asian="Times New Roman" style:font-name-complex="Menlo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1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2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2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6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2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2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2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3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4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4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41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4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3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5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6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4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4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2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5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6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5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5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0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6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6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68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6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7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7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4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7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7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0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8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8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8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8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9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9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4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9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29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8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29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00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30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0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303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304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30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0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0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0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130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1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1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12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131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1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1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1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31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1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style:language-asian="ru" style:country-asian="RU" style:language-complex="ar" style:country-complex="SA"/>
    </style:style>
    <style:style style:name="T131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2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321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style:language-asian="ru" style:country-asian="RU" style:language-complex="ar" style:country-complex="SA"/>
    </style:style>
    <style:style style:name="T1322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style:language-asian="ru" style:country-asian="RU" style:language-complex="ar" style:country-complex="SA"/>
    </style:style>
    <style:style style:name="T132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24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2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26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8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30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3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2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4" style:parent-style-name="Основнойшрифтабзаца" style:family="text">
      <style:text-properties style:font-name="Menlo" style:font-name-asian="Times New Roman" style:font-name-complex="Menlo" fo:color="#DCDCA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6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8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9" style:parent-style-name="Основнойшрифтабзаца" style:family="text">
      <style:text-properties style:font-name="Menlo" style:font-name-asian="Times New Roman" style:font-name-complex="Menlo" fo:color="#D7BA7D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0" style:parent-style-name="Основнойшрифтабзаца" style:family="text">
      <style:text-properties style:font-name="Menlo" style:font-name-asian="Times New Roman" style:font-name-complex="Menlo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42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4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4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45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34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47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48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1349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50" style:parent-style-name="Основнойшрифтабзаца" style:family="text">
      <style:text-properties style:font-name="Menlo" style:font-name-asian="Times New Roman" style:font-name-complex="Menlo" fo:color="#9CDCFE" style:letter-kerning="false" fo:font-size="9pt" style:font-size-asian="9pt" style:font-size-complex="9pt" style:language-asian="ru" style:country-asian="RU" style:language-complex="ar" style:country-complex="SA"/>
    </style:style>
    <style:style style:name="T1351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52" style:parent-style-name="Основнойшрифтабзаца" style:family="text">
      <style:text-properties style:font-name="Menlo" style:font-name-asian="Times New Roman" style:font-name-complex="Menlo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353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54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1355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56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357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fo:hyphenate="true"/>
    </style:style>
    <style:style style:name="T1358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59" style:parent-style-name="Основнойшрифтабзаца" style:family="text">
      <style:text-properties style:font-name="Menlo" style:font-name-asian="Times New Roman" style:font-name-complex="Menlo" fo:color="#C586C0" style:letter-kerning="false" fo:font-size="9pt" style:font-size-asian="9pt" style:font-size-complex="9pt" style:language-asian="ru" style:country-asian="RU" style:language-complex="ar" style:country-complex="SA"/>
    </style:style>
    <style:style style:name="T1360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T1361" style:parent-style-name="Основнойшрифтабзаца" style:family="text">
      <style:text-properties style:font-name="Menlo" style:font-name-asian="Times New Roman" style:font-name-complex="Menlo" fo:color="#B5CEA8" style:letter-kerning="false" fo:font-size="9pt" style:font-size-asian="9pt" style:font-size-complex="9pt" style:language-asian="ru" style:country-asian="RU" style:language-complex="ar" style:country-complex="SA"/>
    </style:style>
    <style:style style:name="T1362" style:parent-style-name="Основнойшрифтабзаца" style:family="text"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/>
    </style:style>
    <style:style style:name="P1363" style:parent-style-name="Обычный" style:family="paragraph">
      <style:paragraph-properties style:vertical-align="auto" style:line-height-at-least="0.1875in" fo:background-color="#1F1F1F">
        <style:background-fill draw:fill="solid" draw:fill-color="#1F1F1F"/>
      </style:paragraph-properties>
      <style:text-properties style:font-name="Menlo" style:font-name-asian="Times New Roman" style:font-name-complex="Menlo" fo:color="#CCCCCC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364" style:parent-style-name="Standard" style:family="paragraph">
      <style:text-properties fo:font-size="16pt" style:font-size-asian="16pt" style:font-size-complex="16pt"/>
    </style:style>
    <style:style style:name="T136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6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6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68" style:parent-style-name="Основнойшрифтабзаца" style:family="text">
      <style:text-properties fo:font-size="14pt" style:font-size-asian="14pt" style:font-size-complex="14pt"/>
    </style:style>
    <style:style style:name="P13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70" style:parent-style-name="Основнойшрифтабзаца" style:family="text">
      <style:text-properties fo:font-size="14pt" style:font-size-asian="14pt" style:font-size-complex="14pt"/>
    </style:style>
    <style:style style:name="T1371" style:parent-style-name="Основнойшрифтабзаца" style:family="text">
      <style:text-properties fo:font-size="14pt" style:font-size-asian="14pt" style:font-size-complex="14pt"/>
    </style:style>
    <style:style style:name="T1372" style:parent-style-name="Основнойшрифтабзаца" style:family="text">
      <style:text-properties fo:font-size="14pt" style:font-size-asian="14pt" style:font-size-complex="14pt"/>
    </style:style>
    <style:style style:name="T1373" style:parent-style-name="Основнойшрифтабзаца" style:family="text">
      <style:text-properties fo:font-size="14pt" style:font-size-asian="14pt" style:font-size-complex="14pt"/>
    </style:style>
    <style:style style:name="T1374" style:parent-style-name="Основнойшрифтабзаца" style:family="text">
      <style:text-properties fo:font-size="14pt" style:font-size-asian="14pt" style:font-size-complex="14pt"/>
    </style:style>
    <style:style style:name="T1375" style:parent-style-name="Основнойшрифтабзаца" style:family="text">
      <style:text-properties fo:font-size="14pt" style:font-size-asian="14pt" style:font-size-complex="14pt"/>
    </style:style>
    <style:style style:name="T13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7" style:parent-style-name="Основнойшрифтабзаца" style:family="text">
      <style:text-properties fo:font-size="14pt" style:font-size-asian="14pt" style:font-size-complex="14pt"/>
    </style:style>
    <style:style style:name="T1378" style:parent-style-name="Основнойшрифтабзаца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ФИО: Ганиева Милана Ринатовна</text:p>
      <text:p text:style-name="P2">Группа: СКБ251</text:p>
      <text:p text:style-name="P3">Подгруппа: 1</text:p>
      <text:p text:style-name="P4"/>
      <text:p text:style-name="Standard"><text:span text:style-name="T5">1. Задание:</text:span></text:p>
      <text:list text:style-name="LFO1" text:continue-numbering="true">
        <text:list-item>
          <text:p text:style-name="P6">Создать программу, в которой пользователь может вести учёт прочитанных книг.</text:p>
        </text:list-item>
      </text:list>
      <text:p text:style-name="P7"/>
      <text:p text:style-name="P8">2. Описание алгоритма:</text:p>
      <text:h text:style-name="P9" text:outline-level="2">Функция loadBooks() - Загрузка книг из файла</text:h>
      <text:list text:style-name="LFO2" text:continue-numbering="true">
        <text:list-item>
          <text:p text:style-name="P10">Открывает<text:s/>файл для чтения</text:p>
        </text:list-item>
        <text:list-item>
          <text:p text:style-name="P11">Если файла нет - сообщает об этом</text:p>
        </text:list-item>
        <text:list-item>
          <text:p text:style-name="P12">Если файл есть - очищает его</text:p>
        </text:list-item>
      </text:list>
      <text:h text:style-name="P13" text:outline-level="2"><text:span text:style-name="T14"> </text:span><text:span text:style-name="T15">Функция saveBookToFile() - Сохранение книги в файл</text:span></text:h>
      <text:list text:style-name="LFO2" text:continue-numbering="true">
        <text:list-item>
          <text:p text:style-name="P16">Проверяет, что данные книги корректны</text:p>
        </text:list-item>
        <text:list-item>
          <text:p text:style-name="P17">Открывает файл в режиме добавления</text:p>
        </text:list-item>
        <text:list-item>
          <text:p text:style-name="P18">Записывает информацию о книге в одну строку</text:p>
        </text:list-item>
        <text:list-item>
          <text:p text:style-name="P19">Закрывает файл</text:p>
        </text:list-item>
      </text:list>
      <text:h text:style-name="P20" text:outline-level="2">Функция addBook() - Добавление новой книги</text:h>
      <text:list text:style-name="LFO8" text:continue-numbering="true">
        <text:list-item>
          <text:p text:style-name="P21">Проверяет, есть ли место в списке</text:p>
        </text:list-item>
        <text:list-item>
          <text:p text:style-name="P22">Создает<text:s/>новую "анкету" для книги</text:p>
        </text:list-item>
        <text:list-item>
          <text:p text:style-name="P23">Спрашивает<text:s/>у пользователя все данные (название, автор, год, оценка)</text:p>
        </text:list-item>
        <text:list-item>
          <text:p text:style-name="P24">Сохраняет<text:s/>анкету в общий список</text:p>
        </text:list-item>
        <text:list-item>
          <text:p text:style-name="P25">Записывает<text:s/>книгу в файл для сохранения между запусками программы</text:p>
        </text:list-item>
      </text:list>
      <text:h text:style-name="P26" text:outline-level="2">Функция showAllBooks() - Показать все книги</text:h>
      <text:list text:style-name="LFO7" text:continue-numbering="true">
        <text:list-item>
          <text:p text:style-name="P27">Проверяет, есть ли книги в списке</text:p>
        </text:list-item>
        <text:list-item>
          <text:p text:style-name="P28">Создает<text:s/>таблицу с заголовками</text:p>
        </text:list-item>
        <text:list-item>
          <text:p text:style-name="P29">Проходит<text:s/>по всем книгам одну за другой</text:p>
        </text:list-item>
        <text:list-item>
          <text:p text:style-name="P30">Выводит<text:s/>информацию о каждой книге в свою строку таблицы</text:p>
        </text:list-item>
      </text:list>
      <text:h text:style-name="P31" text:outline-level="2">Функция showStats()<text:s/>–<text:s/>Статистика</text:h>
      <text:list text:style-name="LFO10" text:continue-numbering="true">
        <text:list-item>
          <text:p text:style-name="P32">Проверяет, есть ли книги для анализа</text:p>
        </text:list-item>
        <text:list-item>
          <text:p text:style-name="P33">Считает<text:s/>общую сумму всех оценок (складывает<text:s/>все оценки вместе)</text:p>
        </text:list-item>
        <text:list-item>
          <text:p text:style-name="P34">Ищет<text:s/>книгу с самой высокой оценкой (запоминает<text:s/>какая книга лучшая)</text:p>
        </text:list-item>
        <text:list-item>
          <text:p text:style-name="P35">Вычисляет<text:s/>среднюю оценку (общая сумма оценок ÷ количество книг)</text:p>
        </text:list-item>
      </text:list>
      <text:h text:style-name="P36" text:outline-level="2">Функция showMenu() - Меню программы</text:h>
      <text:list text:style-name="LFO11" text:continue-numbering="true">
        <text:list-item>
          <text:p text:style-name="P37">Вывод вариантов меню</text:p>
        </text:list-item>
      </text:list>
      <text:h text:style-name="P38" text:outline-level="2">Функция main() - Главная функция</text:h>
      <text:list text:style-name="LFO9" text:continue-numbering="true">
        <text:list-item>
          <text:p text:style-name="P39">Подготавливает программу к работе (обнуляет счетчики)</text:p>
        </text:list-item>
        <text:list-item>
          <text:p text:style-name="P40">Показывает пользователю меню с вариантами действий</text:p>
        </text:list-item>
        <text:list-item>
          <text:p text:style-name="P41">Ждет, пока пользователь выберет что сделать</text:p>
        </text:list-item>
        <text:list-item>
          <text:p text:style-name="P42">Выполняет выбранную команду (добавить/показать/статистика/выход)</text:p>
        </text:list-item>
        <text:list-item>
          <text:p text:style-name="P43">Работает по кругу, пока пользователь не выберет "Выход"</text:p>
        </text:list-item>
        <text:list-item>
          <text:p text:style-name="P44">Обрабатывает ошибки если пользователь ввел что-то не то</text:p>
        </text:list-item>
      </text:list>
      <text:p text:style-name="P45"/>
      <text:p text:style-name="Standard"><text:span text:style-name="T46">3. Код:</text:span></text:p>
      <text:p text:style-name="P47"><text:span text:style-name="T48">#include</text:span><text:span text:style-name="T49"><text:s/></text:span><text:span text:style-name="T50">&lt;iostream&gt;</text:span><text:span text:style-name="T51"><text:s/></text:span></text:p>
      <text:p text:style-name="P52"><text:span text:style-name="T53">#include</text:span><text:span text:style-name="T54"><text:s/></text:span><text:span text:style-name="T55">&lt;fstream&gt;</text:span><text:span text:style-name="T56"><text:s text:c="2"/></text:span></text:p>
      <text:p text:style-name="P57"><text:span text:style-name="T58">#include</text:span><text:span text:style-name="T59"><text:s/></text:span><text:span text:style-name="T60">&lt;cstring&gt;</text:span><text:span text:style-name="T61"><text:s text:c="2"/></text:span></text:p>
      <text:p text:style-name="P62"><text:span text:style-name="T63">#include</text:span><text:span text:style-name="T64"><text:s/></text:span><text:span text:style-name="T65">&lt;iomanip&gt;</text:span><text:span text:style-name="T66"><text:s text:c="2"/></text:span></text:p>
      <text:p text:style-name="P67"/>
      <text:p text:style-name="P68"><text:span text:style-name="T69">using</text:span><text:span text:style-name="T70"><text:s/></text:span><text:span text:style-name="T71">namespace</text:span><text:span text:style-name="T72"><text:s/></text:span><text:span text:style-name="T73">std</text:span><text:span text:style-name="T74">;<text:s/></text:span></text:p>
      <text:p text:style-name="P75"/>
      <text:p text:style-name="P76"><text:span text:style-name="T77">const</text:span><text:span text:style-name="T78"><text:s/></text:span><text:span text:style-name="T79">int</text:span><text:span text:style-name="T80"><text:s/></text:span><text:span text:style-name="T81">MAX_BOOKS</text:span><text:span text:style-name="T82"><text:s/></text:span><text:span text:style-name="T83">=</text:span><text:span text:style-name="T84"><text:s/></text:span><text:span text:style-name="T85">1000</text:span><text:span text:style-name="T86">;<text:s/></text:span></text:p>
      <text:p text:style-name="P87"/>
      <text:p text:style-name="P88"><text:span text:style-name="T89">struct</text:span><text:span text:style-name="T90"><text:s/></text:span><text:span text:style-name="T91">Book</text:span></text:p>
      <text:p text:style-name="P92">{</text:p>
      <text:p text:style-name="P93"><text:span text:style-name="T94"><text:s text:c="4"/></text:span><text:span text:style-name="T95">char</text:span><text:span text:style-name="T96"><text:s/></text:span><text:span text:style-name="T97">title</text:span><text:span text:style-name="T98">[</text:span><text:span text:style-name="T99">101</text:span><text:span text:style-name="T100">]<text:s/></text:span><text:span text:style-name="T101">=</text:span><text:span text:style-name="T102"><text:s/></text:span><text:span text:style-name="T103">""</text:span><text:span text:style-name="T104">; <text:s text:c="3"/></text:span></text:p>
      <text:p text:style-name="P105"><text:span text:style-name="T106"><text:s text:c="4"/></text:span><text:span text:style-name="T107">char</text:span><text:span text:style-name="T108"><text:s/></text:span><text:span text:style-name="T109">author</text:span><text:span text:style-name="T110">[</text:span><text:span text:style-name="T111">51</text:span><text:span text:style-name="T112">]<text:s/></text:span><text:span text:style-name="T113">=</text:span><text:span text:style-name="T114"><text:s/></text:span><text:span text:style-name="T115">""</text:span><text:span text:style-name="T116">; <text:s text:c="4"/></text:span></text:p>
      <text:p text:style-name="P117"><text:span text:style-name="T118"><text:s text:c="4"/></text:span><text:span text:style-name="T119">int</text:span><text:span text:style-name="T120"><text:s/></text:span><text:span text:style-name="T121">year</text:span><text:span text:style-name="T122"><text:s/></text:span><text:span text:style-name="T123">=</text:span><text:span text:style-name="T124"><text:s/></text:span><text:span text:style-name="T125">0</text:span><text:span text:style-name="T126">; <text:s text:c="10"/></text:span></text:p>
      <text:p text:style-name="P127"><text:span text:style-name="T128"><text:s text:c="4"/></text:span><text:span text:style-name="T129">float</text:span><text:span text:style-name="T130"><text:s/></text:span><text:span text:style-name="T131">rating</text:span><text:span text:style-name="T132"><text:s/></text:span><text:span text:style-name="T133">=</text:span><text:span text:style-name="T134"><text:s/></text:span><text:span text:style-name="T135">0.0f</text:span><text:span text:style-name="T136">; <text:s text:c="3"/></text:span></text:p>
      <text:p text:style-name="P137">};</text:p>
      <text:p text:style-name="P138"/>
      <text:p text:style-name="P139"><text:span text:style-name="T140">Book</text:span><text:span text:style-name="T141"><text:s/></text:span><text:span text:style-name="T142">books</text:span><text:span text:style-name="T143">[</text:span><text:span text:style-name="T144">MAX_BOOKS</text:span><text:span text:style-name="T145">];</text:span></text:p>
      <text:p text:style-name="P146"><text:span text:style-name="T147">int</text:span><text:span text:style-name="T148"><text:s/></text:span><text:span text:style-name="T149">bookCount</text:span><text:span text:style-name="T150"><text:s/></text:span><text:span text:style-name="T151">=</text:span><text:span text:style-name="T152"><text:s/></text:span><text:span text:style-name="T153">0</text:span><text:span text:style-name="T154">;<text:s/></text:span></text:p>
      <text:p text:style-name="P155"/>
      <text:p text:style-name="P156"><text:span text:style-name="T157">void</text:span><text:span text:style-name="T158"><text:s/></text:span><text:span text:style-name="T159">loadBooks</text:span><text:span text:style-name="T160">(</text:span><text:span text:style-name="T161">const</text:span><text:span text:style-name="T162"><text:s/></text:span><text:span text:style-name="T163">char</text:span><text:span text:style-name="T164"><text:s/></text:span><text:span text:style-name="T165">*</text:span><text:span text:style-name="T166">filename</text:span><text:span text:style-name="T167">)</text:span></text:p>
      <text:p text:style-name="P168">{</text:p>
      <text:p text:style-name="P169"><text:span text:style-name="T170"><text:s text:c="4"/></text:span><text:span text:style-name="T171">ifstream</text:span><text:span text:style-name="T172"><text:s/></text:span><text:span text:style-name="T173">fin</text:span><text:span text:style-name="T174">(</text:span><text:span text:style-name="T175">filename</text:span><text:span text:style-name="T176">);<text:s/></text:span></text:p>
      <text:p text:style-name="P177"/>
      <text:p text:style-name="P178"><text:span text:style-name="T179"><text:s text:c="4"/></text:span><text:span text:style-name="T180">if</text:span><text:span text:style-name="T181"><text:s/>(</text:span><text:span text:style-name="T182">!</text:span><text:span text:style-name="T183">fin</text:span><text:span text:style-name="T184">){</text:span></text:p>
      <text:p text:style-name="P185"><text:span text:style-name="T186"><text:s text:c="8"/></text:span><text:span text:style-name="T187">cout</text:span><text:span text:style-name="T188"><text:s/></text:span><text:span text:style-name="T189">&lt;&lt;</text:span><text:span text:style-name="T190"><text:s/></text:span><text:span text:style-name="T191">"Файл не найден, будет создан новый."</text:span><text:span text:style-name="T192"><text:s/></text:span><text:span text:style-name="T193">&lt;&lt;</text:span><text:span text:style-name="T194"><text:s/></text:span><text:span text:style-name="T195">endl</text:span><text:span text:style-name="T196">;</text:span></text:p>
      <text:p text:style-name="P197"><text:span text:style-name="T198"><text:s text:c="8"/></text:span><text:span text:style-name="T199">return</text:span><text:span text:style-name="T200">;</text:span></text:p>
      <text:p text:style-name="P201"><text:s text:c="4"/>}</text:p>
      <text:p text:style-name="P202"/>
      <text:p text:style-name="P203"><text:span text:style-name="T204"><text:s text:c="4"/></text:span><text:span text:style-name="T205">bookCount</text:span><text:span text:style-name="T206"><text:s/></text:span><text:span text:style-name="T207">=</text:span><text:span text:style-name="T208"><text:s/></text:span><text:span text:style-name="T209">0</text:span><text:span text:style-name="T210">;<text:s/></text:span></text:p>
      <text:p text:style-name="P211"/>
      <text:p text:style-name="P212"><text:span text:style-name="T213"><text:s text:c="4"/></text:span><text:span text:style-name="T214">cout</text:span><text:span text:style-name="T215"><text:s/></text:span><text:span text:style-name="T216">&lt;&lt;</text:span><text:span text:style-name="T217"><text:s/></text:span><text:span text:style-name="T218">endl</text:span><text:span text:style-name="T219">;</text:span></text:p>
      <text:p text:style-name="P220"><text:span text:style-name="T221"><text:s text:c="4"/></text:span><text:span text:style-name="T222">fin</text:span><text:span text:style-name="T223">.</text:span><text:span text:style-name="T224">close</text:span><text:span text:style-name="T225">();</text:span></text:p>
      <text:soft-page-break/>
      <text:p text:style-name="P226"><text:s text:c="4"/></text:p>
      <text:p text:style-name="P227"><text:span text:style-name="T228"><text:s text:c="4"/></text:span><text:span text:style-name="T229">ofstream</text:span><text:span text:style-name="T230"><text:s/></text:span><text:span text:style-name="T231">fout</text:span><text:span text:style-name="T232">(</text:span><text:span text:style-name="T233">filename</text:span><text:span text:style-name="T234">,<text:s/></text:span><text:span text:style-name="T235">ios</text:span><text:span text:style-name="T236">::</text:span><text:span text:style-name="T237">trunc</text:span><text:span text:style-name="T238">);</text:span></text:p>
      <text:p text:style-name="P239"><text:span text:style-name="T240"><text:s text:c="4"/></text:span><text:span text:style-name="T241">if</text:span><text:span text:style-name="T242"><text:s/>(</text:span><text:span text:style-name="T243">fout</text:span><text:span text:style-name="T244">) {</text:span></text:p>
      <text:p text:style-name="P245"><text:span text:style-name="T246"><text:s text:c="8"/></text:span><text:span text:style-name="T247">fout</text:span><text:span text:style-name="T248">.</text:span><text:span text:style-name="T249">close</text:span><text:span text:style-name="T250">();</text:span></text:p>
      <text:p text:style-name="P251"><text:s text:c="4"/>}</text:p>
      <text:p text:style-name="P252">}</text:p>
      <text:p text:style-name="P253"/>
      <text:p text:style-name="P254"><text:span text:style-name="T255">void</text:span><text:span text:style-name="T256"><text:s/></text:span><text:span text:style-name="T257">saveBookToFile</text:span><text:span text:style-name="T258">(</text:span><text:span text:style-name="T259">const</text:span><text:span text:style-name="T260"><text:s/></text:span><text:span text:style-name="T261">char</text:span><text:span text:style-name="T262"><text:s/></text:span><text:span text:style-name="T263">*</text:span><text:span text:style-name="T264">filename</text:span><text:span text:style-name="T265">,<text:s/></text:span><text:span text:style-name="T266">Book</text:span><text:span text:style-name="T267"><text:s/></text:span><text:span text:style-name="T268">b</text:span><text:span text:style-name="T269">)</text:span></text:p>
      <text:p text:style-name="P270">{</text:p>
      <text:p text:style-name="P271"><text:span text:style-name="T272"><text:s text:c="4"/></text:span><text:span text:style-name="T273">if</text:span><text:span text:style-name="T274"><text:s/>(</text:span><text:span text:style-name="T275">strlen</text:span><text:span text:style-name="T276">(</text:span><text:span text:style-name="T277">b</text:span><text:span text:style-name="T278">.</text:span><text:span text:style-name="T279">title</text:span><text:span text:style-name="T280">)<text:s/></text:span><text:span text:style-name="T281">==</text:span><text:span text:style-name="T282"><text:s/></text:span><text:span text:style-name="T283">0</text:span><text:span text:style-name="T284"><text:s/></text:span><text:span text:style-name="T285">||</text:span><text:span text:style-name="T286"><text:s/></text:span><text:span text:style-name="T287">strlen</text:span><text:span text:style-name="T288">(</text:span><text:span text:style-name="T289">b</text:span><text:span text:style-name="T290">.</text:span><text:span text:style-name="T291">author</text:span><text:span text:style-name="T292">)<text:s/></text:span><text:span text:style-name="T293">==</text:span><text:span text:style-name="T294"><text:s/></text:span><text:span text:style-name="T295">0</text:span><text:span text:style-name="T296"><text:s/></text:span><text:span text:style-name="T297">||</text:span><text:span text:style-name="T298"><text:s/></text:span><text:span text:style-name="T299">b</text:span><text:span text:style-name="T300">.</text:span><text:span text:style-name="T301">year</text:span><text:span text:style-name="T302"><text:s/></text:span><text:span text:style-name="T303">&lt;</text:span><text:span text:style-name="T304"><text:s/></text:span><text:span text:style-name="T305">0</text:span><text:span text:style-name="T306"><text:s/></text:span><text:span text:style-name="T307">||</text:span><text:span text:style-name="T308"><text:s/></text:span><text:span text:style-name="T309">b</text:span><text:span text:style-name="T310">.</text:span><text:span text:style-name="T311">rating</text:span><text:span text:style-name="T312"><text:s/></text:span><text:span text:style-name="T313">&lt;</text:span><text:span text:style-name="T314"><text:s/></text:span><text:span text:style-name="T315">0</text:span><text:span text:style-name="T316">) {</text:span></text:p>
      <text:p text:style-name="P317"><text:span text:style-name="T318"><text:s text:c="8"/></text:span><text:span text:style-name="T319">cout</text:span><text:span text:style-name="T320"><text:s/></text:span><text:span text:style-name="T321">&lt;&lt;</text:span><text:span text:style-name="T322"><text:s/></text:span><text:span text:style-name="T323">"Ошибка: некорректные данные книги!"</text:span><text:span text:style-name="T324"><text:s/></text:span><text:span text:style-name="T325">&lt;&lt;</text:span><text:span text:style-name="T326"><text:s/></text:span><text:span text:style-name="T327">endl</text:span><text:span text:style-name="T328">;</text:span></text:p>
      <text:p text:style-name="P329"><text:span text:style-name="T330"><text:s text:c="8"/></text:span><text:span text:style-name="T331">return</text:span><text:span text:style-name="T332">;</text:span></text:p>
      <text:p text:style-name="P333"><text:s text:c="4"/>}</text:p>
      <text:p text:style-name="P334"><text:span text:style-name="T335"><text:s text:c="4"/></text:span><text:span text:style-name="T336">ofstream</text:span><text:span text:style-name="T337"><text:s/></text:span><text:span text:style-name="T338">fout</text:span><text:span text:style-name="T339">(</text:span><text:span text:style-name="T340">filename</text:span><text:span text:style-name="T341">,<text:s/></text:span><text:span text:style-name="T342">ios</text:span><text:span text:style-name="T343">::</text:span><text:span text:style-name="T344">app</text:span><text:span text:style-name="T345">);<text:s/></text:span></text:p>
      <text:p text:style-name="P346"/>
      <text:p text:style-name="P347"><text:span text:style-name="T348"><text:s text:c="4"/></text:span><text:span text:style-name="T349">if</text:span><text:span text:style-name="T350"><text:s/>(</text:span><text:span text:style-name="T351">!</text:span><text:span text:style-name="T352">fout</text:span><text:span text:style-name="T353">)</text:span></text:p>
      <text:p text:style-name="P354"><text:s text:c="4"/>{</text:p>
      <text:p text:style-name="P355"><text:span text:style-name="T356"><text:s text:c="8"/></text:span><text:span text:style-name="T357">cout</text:span><text:span text:style-name="T358"><text:s/></text:span><text:span text:style-name="T359">&lt;&lt;</text:span><text:span text:style-name="T360"><text:s/></text:span><text:span text:style-name="T361">"Ошибка при сохранении файла!"</text:span><text:span text:style-name="T362"><text:s/></text:span><text:span text:style-name="T363">&lt;&lt;</text:span><text:span text:style-name="T364"><text:s/></text:span><text:span text:style-name="T365">endl</text:span><text:span text:style-name="T366">;</text:span></text:p>
      <text:p text:style-name="P367"><text:span text:style-name="T368"><text:s text:c="8"/></text:span><text:span text:style-name="T369">return</text:span><text:span text:style-name="T370">;</text:span></text:p>
      <text:p text:style-name="P371"><text:s text:c="4"/>}</text:p>
      <text:p text:style-name="P372"/>
      <text:p text:style-name="P373"><text:span text:style-name="T374"><text:s text:c="4"/></text:span><text:span text:style-name="T375">fout</text:span><text:span text:style-name="T376"><text:s/></text:span><text:span text:style-name="T377">&lt;&lt;</text:span><text:span text:style-name="T378"><text:s/></text:span><text:span text:style-name="T379">b</text:span><text:span text:style-name="T380">.</text:span><text:span text:style-name="T381">title</text:span><text:span text:style-name="T382"><text:s/></text:span><text:span text:style-name="T383">&lt;&lt;</text:span><text:span text:style-name="T384"><text:s/></text:span><text:span text:style-name="T385">" "</text:span><text:span text:style-name="T386"><text:s/></text:span><text:span text:style-name="T387">&lt;&lt;</text:span><text:span text:style-name="T388"><text:s/></text:span><text:span text:style-name="T389">b</text:span><text:span text:style-name="T390">.</text:span><text:span text:style-name="T391">author</text:span><text:span text:style-name="T392"><text:s/></text:span><text:span text:style-name="T393">&lt;&lt;</text:span><text:span text:style-name="T394"><text:s/></text:span><text:span text:style-name="T395">" "</text:span><text:span text:style-name="T396"><text:s/></text:span><text:span text:style-name="T397">&lt;&lt;</text:span><text:span text:style-name="T398"><text:s/></text:span><text:span text:style-name="T399">b</text:span><text:span text:style-name="T400">.</text:span><text:span text:style-name="T401">year</text:span><text:span text:style-name="T402"><text:s/></text:span><text:span text:style-name="T403">&lt;&lt;</text:span><text:span text:style-name="T404"><text:s/></text:span><text:span text:style-name="T405">" "</text:span><text:span text:style-name="T406"><text:s/></text:span><text:span text:style-name="T407">&lt;&lt;</text:span><text:span text:style-name="T408"><text:s/></text:span><text:span text:style-name="T409">b</text:span><text:span text:style-name="T410">.</text:span><text:span text:style-name="T411">rating</text:span><text:span text:style-name="T412"><text:s/></text:span><text:span text:style-name="T413">&lt;&lt;</text:span><text:span text:style-name="T414"><text:s/></text:span><text:span text:style-name="T415">endl</text:span><text:span text:style-name="T416">;</text:span></text:p>
      <text:p text:style-name="P417"/>
      <text:p text:style-name="P418"><text:span text:style-name="T419"><text:s text:c="4"/></text:span><text:span text:style-name="T420">fout</text:span><text:span text:style-name="T421">.</text:span><text:span text:style-name="T422">close</text:span><text:span text:style-name="T423">();<text:s/></text:span></text:p>
      <text:p text:style-name="P424">}</text:p>
      <text:p text:style-name="P425"/>
      <text:p text:style-name="P426"><text:span text:style-name="T427">void</text:span><text:span text:style-name="T428"><text:s/></text:span><text:span text:style-name="T429">addBook</text:span><text:span text:style-name="T430">()</text:span></text:p>
      <text:p text:style-name="P431">{</text:p>
      <text:p text:style-name="P432"><text:span text:style-name="T433"><text:s text:c="4"/></text:span><text:span text:style-name="T434">if</text:span><text:span text:style-name="T435"><text:s/>(</text:span><text:span text:style-name="T436">bookCount</text:span><text:span text:style-name="T437"><text:s/></text:span><text:span text:style-name="T438">&gt;=</text:span><text:span text:style-name="T439"><text:s/></text:span><text:span text:style-name="T440">MAX_BOOKS</text:span><text:span text:style-name="T441">)</text:span></text:p>
      <text:p text:style-name="P442"><text:span text:style-name="T443"><text:s text:c="4"/></text:span><text:span text:style-name="T444">{</text:span></text:p>
      <text:p text:style-name="P445"><text:span text:style-name="T446"><text:s text:c="8"/></text:span><text:span text:style-name="T447">cout</text:span><text:span text:style-name="T448"><text:s/></text:span><text:span text:style-name="T449">&lt;&lt;</text:span><text:span text:style-name="T450"><text:s/></text:span><text:span text:style-name="T451">"Превышен лимит книг!"</text:span><text:span text:style-name="T452"><text:s/></text:span><text:span text:style-name="T453">&lt;&lt;</text:span><text:span text:style-name="T454"><text:s/></text:span><text:span text:style-name="T455">endl</text:span><text:span text:style-name="T456">;</text:span></text:p>
      <text:p text:style-name="P457"><text:span text:style-name="T458"><text:s text:c="8"/></text:span><text:span text:style-name="T459">return</text:span><text:span text:style-name="T460">;</text:span></text:p>
      <text:p text:style-name="P461"><text:s text:c="4"/>}</text:p>
      <text:p text:style-name="P462"/>
      <text:p text:style-name="P463"><text:span text:style-name="T464"><text:s text:c="4"/></text:span><text:span text:style-name="T465">Book</text:span><text:span text:style-name="T466"><text:s/></text:span><text:span text:style-name="T467">b</text:span><text:span text:style-name="T468">;<text:s/></text:span></text:p>
      <text:p text:style-name="P469"/>
      <text:p text:style-name="P470"><text:span text:style-name="T471"><text:s text:c="4"/></text:span><text:span text:style-name="T472">cin</text:span><text:span text:style-name="T473">.</text:span><text:span text:style-name="T474">ignore</text:span><text:span text:style-name="T475">(</text:span><text:span text:style-name="T476">1000</text:span><text:span text:style-name="T477">,<text:s/></text:span><text:span text:style-name="T478">'</text:span><text:span text:style-name="T479">\n</text:span><text:span text:style-name="T480">'</text:span><text:span text:style-name="T481">);</text:span></text:p>
      <text:p text:style-name="P482"/>
      <text:p text:style-name="P483"><text:span text:style-name="T484"><text:s text:c="4"/></text:span><text:span text:style-name="T485">cout</text:span><text:span text:style-name="T486"><text:s/></text:span><text:span text:style-name="T487">&lt;&lt;</text:span><text:span text:style-name="T488"><text:s/></text:span><text:span text:style-name="T489">"Введите название книги: "</text:span><text:span text:style-name="T490">;</text:span></text:p>
      <text:p text:style-name="P491"><text:span text:style-name="T492"><text:s text:c="4"/></text:span><text:span text:style-name="T493">cin</text:span><text:span text:style-name="T494"><text:s/></text:span><text:span text:style-name="T495">&gt;&gt;</text:span><text:span text:style-name="T496"><text:s/></text:span><text:span text:style-name="T497">b</text:span><text:span text:style-name="T498">.</text:span><text:span text:style-name="T499">title</text:span><text:span text:style-name="T500">;</text:span></text:p>
      <text:p text:style-name="P501"/>
      <text:p text:style-name="P502"><text:span text:style-name="T503"><text:s text:c="4"/></text:span><text:span text:style-name="T504">cout</text:span><text:span text:style-name="T505"><text:s/></text:span><text:span text:style-name="T506">&lt;&lt;</text:span><text:span text:style-name="T507"><text:s/></text:span><text:span text:style-name="T508">"Введите автора: "</text:span><text:span text:style-name="T509">;</text:span></text:p>
      <text:p text:style-name="P510"><text:span text:style-name="T511"><text:s text:c="4"/></text:span><text:span text:style-name="T512">cin</text:span><text:span text:style-name="T513"><text:s/></text:span><text:span text:style-name="T514">&gt;&gt;</text:span><text:span text:style-name="T515"><text:s/></text:span><text:span text:style-name="T516">b</text:span><text:span text:style-name="T517">.</text:span><text:span text:style-name="T518">author</text:span><text:span text:style-name="T519">;</text:span></text:p>
      <text:p text:style-name="P520"/>
      <text:p text:style-name="P521"><text:span text:style-name="T522"><text:s text:c="4"/></text:span><text:span text:style-name="T523">cout</text:span><text:span text:style-name="T524"><text:s/></text:span><text:span text:style-name="T525">&lt;&lt;</text:span><text:span text:style-name="T526"><text:s/></text:span><text:span text:style-name="T527">"Год прочтения: "</text:span><text:span text:style-name="T528">;</text:span></text:p>
      <text:p text:style-name="P529"><text:span text:style-name="T530"><text:s text:c="4"/></text:span><text:span text:style-name="T531">cin</text:span><text:span text:style-name="T532"><text:s/></text:span><text:span text:style-name="T533">&gt;&gt;</text:span><text:span text:style-name="T534"><text:s/></text:span><text:span text:style-name="T535">b</text:span><text:span text:style-name="T536">.</text:span><text:span text:style-name="T537">year</text:span><text:span text:style-name="T538">;</text:span></text:p>
      <text:p text:style-name="P539"/>
      <text:p text:style-name="P540"><text:span text:style-name="T541"><text:s text:c="4"/></text:span><text:span text:style-name="T542">cout</text:span><text:span text:style-name="T543"><text:s/></text:span><text:span text:style-name="T544">&lt;&lt;</text:span><text:span text:style-name="T545"><text:s/></text:span><text:span text:style-name="T546">"</text:span><text:span text:style-name="T547">Ваша</text:span><text:span text:style-name="T548"><text:s/></text:span><text:span text:style-name="T549">оценка</text:span><text:span text:style-name="T550"><text:s/>(0-10): "</text:span><text:span text:style-name="T551">;</text:span></text:p>
      <text:p text:style-name="P552"><text:span text:style-name="T553"><text:s text:c="4"/></text:span><text:span text:style-name="T554">cin</text:span><text:span text:style-name="T555"><text:s/></text:span><text:span text:style-name="T556">&gt;&gt;</text:span><text:span text:style-name="T557"><text:s/></text:span><text:span text:style-name="T558">b</text:span><text:span text:style-name="T559">.</text:span><text:span text:style-name="T560">rating</text:span><text:span text:style-name="T561">;</text:span></text:p>
      <text:p text:style-name="P562"/>
      <text:p text:style-name="P563"><text:span text:style-name="T564"><text:s text:c="4"/></text:span><text:span text:style-name="T565">books</text:span><text:span text:style-name="T566">[</text:span><text:span text:style-name="T567">bookCount</text:span><text:span text:style-name="T568">]<text:s/></text:span><text:span text:style-name="T569">=</text:span><text:span text:style-name="T570"><text:s/></text:span><text:span text:style-name="T571">b</text:span><text:span text:style-name="T572">;</text:span></text:p>
      <text:p text:style-name="P573"><text:span text:style-name="T574"><text:s text:c="4"/></text:span><text:span text:style-name="T575">bookCount</text:span><text:span text:style-name="T576">++</text:span><text:span text:style-name="T577">;<text:s/></text:span></text:p>
      <text:p text:style-name="P578"><text:span text:style-name="T579"><text:s text:c="4"/></text:span><text:span text:style-name="T580">saveBookToFile</text:span><text:span text:style-name="T581">(</text:span><text:span text:style-name="T582">"book.txt"</text:span><text:span text:style-name="T583">,<text:s/></text:span><text:span text:style-name="T584">b</text:span><text:span text:style-name="T585">);</text:span></text:p>
      <text:p text:style-name="P586"/>
      <text:p text:style-name="P587"><text:span text:style-name="T588"><text:s text:c="4"/></text:span><text:span text:style-name="T589">cout</text:span><text:span text:style-name="T590"><text:s/></text:span><text:span text:style-name="T591">&lt;&lt;</text:span><text:span text:style-name="T592"><text:s/></text:span><text:span text:style-name="T593">"</text:span><text:span text:style-name="T594">Книга</text:span><text:span text:style-name="T595"><text:s/></text:span><text:span text:style-name="T596">добавлена</text:span><text:span text:style-name="T597">!</text:span><text:span text:style-name="T598">\n</text:span><text:span text:style-name="T599">"</text:span><text:span text:style-name="T600">;</text:span></text:p>
      <text:p text:style-name="P601">}</text:p>
      <text:p text:style-name="P602"/>
      <text:p text:style-name="P603"><text:span text:style-name="T604">void</text:span><text:span text:style-name="T605"><text:s/></text:span><text:span text:style-name="T606">showAllBooks</text:span><text:span text:style-name="T607">()</text:span></text:p>
      <text:p text:style-name="P608">{</text:p>
      <text:p text:style-name="P609"><text:span text:style-name="T610"><text:s text:c="4"/></text:span><text:span text:style-name="T611">if</text:span><text:span text:style-name="T612"><text:s/>(</text:span><text:span text:style-name="T613">bookCount</text:span><text:span text:style-name="T614"><text:s/></text:span><text:span text:style-name="T615">==</text:span><text:span text:style-name="T616"><text:s/></text:span><text:span text:style-name="T617">0</text:span><text:span text:style-name="T618">)</text:span></text:p>
      <text:p text:style-name="P619"><text:s text:c="4"/>{</text:p>
      <text:p text:style-name="P620"><text:span text:style-name="T621"><text:s text:c="8"/></text:span><text:span text:style-name="T622">cout</text:span><text:span text:style-name="T623"><text:s/></text:span><text:span text:style-name="T624">&lt;&lt;</text:span><text:span text:style-name="T625"><text:s/></text:span><text:span text:style-name="T626">"Нет данных о книгах.</text:span><text:span text:style-name="T627">\n</text:span><text:span text:style-name="T628">"</text:span><text:span text:style-name="T629">;</text:span></text:p>
      <text:p text:style-name="P630"><text:span text:style-name="T631"><text:s text:c="8"/></text:span><text:span text:style-name="T632">return</text:span><text:span text:style-name="T633">;</text:span></text:p>
      <text:p text:style-name="P634"><text:s text:c="4"/>}</text:p>
      <text:p text:style-name="P635"/>
      <text:p text:style-name="P636"><text:span text:style-name="T637"><text:s text:c="4"/></text:span><text:span text:style-name="T638">cout</text:span><text:span text:style-name="T639"><text:s/></text:span><text:span text:style-name="T640">&lt;&lt;</text:span><text:span text:style-name="T641"><text:s/></text:span><text:span text:style-name="T642">"</text:span><text:span text:style-name="T643">\n</text:span><text:span text:style-name="T644">---<text:s/></text:span><text:span text:style-name="T645">Все</text:span><text:span text:style-name="T646"><text:s/></text:span><text:span text:style-name="T647">книги</text:span><text:span text:style-name="T648"><text:s/>---</text:span><text:span text:style-name="T649">\n</text:span><text:span text:style-name="T650">"</text:span><text:span text:style-name="T651">;</text:span></text:p>
      <text:p text:style-name="P652"><text:span text:style-name="T653"><text:s text:c="4"/></text:span><text:span text:style-name="T654">cout</text:span><text:span text:style-name="T655"><text:s/></text:span><text:span text:style-name="T656">&lt;&lt;</text:span><text:span text:style-name="T657"><text:s/></text:span><text:span text:style-name="T658">left</text:span><text:span text:style-name="T659"><text:s/></text:span><text:span text:style-name="T660">&lt;&lt;</text:span><text:span text:style-name="T661"><text:s/></text:span><text:span text:style-name="T662">setw</text:span><text:span text:style-name="T663">(</text:span><text:span text:style-name="T664">30</text:span><text:span text:style-name="T665">)<text:s/></text:span><text:span text:style-name="T666">&lt;&lt;</text:span><text:span text:style-name="T667"><text:s/></text:span><text:span text:style-name="T668">"</text:span><text:span text:style-name="T669">Название</text:span><text:span text:style-name="T670">"</text:span><text:span text:style-name="T671"><text:s/></text:span></text:p>
      <text:p text:style-name="P672"><text:span text:style-name="T673"><text:s text:c="9"/></text:span><text:span text:style-name="T674">&lt;&lt;</text:span><text:span text:style-name="T675"><text:s/></text:span><text:span text:style-name="T676">setw</text:span><text:span text:style-name="T677">(</text:span><text:span text:style-name="T678">20</text:span><text:span text:style-name="T679">)<text:s/></text:span><text:span text:style-name="T680">&lt;&lt;</text:span><text:span text:style-name="T681"><text:s/></text:span><text:span text:style-name="T682">"</text:span><text:span text:style-name="T683">Автор</text:span><text:span text:style-name="T684">"</text:span></text:p>
      <text:p text:style-name="P685"><text:span text:style-name="T686"><text:s text:c="9"/></text:span><text:span text:style-name="T687">&lt;&lt;</text:span><text:span text:style-name="T688"><text:s/></text:span><text:span text:style-name="T689">setw</text:span><text:span text:style-name="T690">(</text:span><text:span text:style-name="T691">10</text:span><text:span text:style-name="T692">)<text:s/></text:span><text:span text:style-name="T693">&lt;&lt;</text:span><text:span text:style-name="T694"><text:s/></text:span><text:span text:style-name="T695">"Год"</text:span></text:p>
      <text:p text:style-name="P696"><text:span text:style-name="T697"><text:s text:c="9"/></text:span><text:span text:style-name="T698">&lt;&lt;</text:span><text:span text:style-name="T699"><text:s/></text:span><text:span text:style-name="T700">"Оценка</text:span><text:span text:style-name="T701">\n</text:span><text:span text:style-name="T702">"</text:span><text:span text:style-name="T703">;</text:span></text:p>
      <text:p text:style-name="P704"><text:span text:style-name="T705"><text:s text:c="4"/></text:span><text:span text:style-name="T706">cout</text:span><text:span text:style-name="T707"><text:s/></text:span><text:span text:style-name="T708">&lt;&lt;</text:span><text:span text:style-name="T709"><text:s/></text:span><text:span text:style-name="T710">"----------------------------------------------------</text:span><text:span text:style-name="T711">\n</text:span><text:span text:style-name="T712">"</text:span><text:span text:style-name="T713">;</text:span></text:p>
      <text:p text:style-name="P714"/>
      <text:p text:style-name="P715"><text:span text:style-name="T716"><text:s text:c="4"/></text:span><text:span text:style-name="T717">for</text:span><text:span text:style-name="T718"><text:s/>(</text:span><text:span text:style-name="T719">int</text:span><text:span text:style-name="T720"><text:s/></text:span><text:span text:style-name="T721">i</text:span><text:span text:style-name="T722"><text:s/></text:span><text:span text:style-name="T723">=</text:span><text:span text:style-name="T724"><text:s/></text:span><text:span text:style-name="T725">0</text:span><text:span text:style-name="T726">;<text:s/></text:span><text:span text:style-name="T727">i</text:span><text:span text:style-name="T728"><text:s/></text:span><text:span text:style-name="T729">&lt;</text:span><text:span text:style-name="T730"><text:s/></text:span><text:span text:style-name="T731">bookCount</text:span><text:span text:style-name="T732">;<text:s/></text:span><text:span text:style-name="T733">i</text:span><text:span text:style-name="T734">++</text:span><text:span text:style-name="T735">)</text:span></text:p>
      <text:p text:style-name="P736"><text:s text:c="4"/>{</text:p>
      <text:p text:style-name="P737"><text:span text:style-name="T738"><text:s text:c="8"/></text:span><text:span text:style-name="T739">cout</text:span><text:span text:style-name="T740"><text:s/></text:span><text:span text:style-name="T741">&lt;&lt;</text:span><text:span text:style-name="T742"><text:s/></text:span><text:span text:style-name="T743">left</text:span><text:span text:style-name="T744"><text:s/></text:span><text:span text:style-name="T745">&lt;&lt;</text:span><text:span text:style-name="T746"><text:s/></text:span><text:span text:style-name="T747">setw</text:span><text:span text:style-name="T748">(</text:span><text:span text:style-name="T749">30</text:span><text:span text:style-name="T750">)<text:s/></text:span><text:span text:style-name="T751">&lt;&lt;</text:span><text:span text:style-name="T752"><text:s/></text:span><text:span text:style-name="T753">books</text:span><text:span text:style-name="T754">[</text:span><text:span text:style-name="T755">i</text:span><text:span text:style-name="T756">].</text:span><text:span text:style-name="T757">title</text:span></text:p>
      <text:p text:style-name="P758"><text:span text:style-name="T759"><text:s text:c="13"/></text:span><text:span text:style-name="T760">&lt;&lt;</text:span><text:span text:style-name="T761"><text:s/></text:span><text:span text:style-name="T762">setw</text:span><text:span text:style-name="T763">(</text:span><text:span text:style-name="T764">20</text:span><text:span text:style-name="T765">)<text:s/></text:span><text:span text:style-name="T766">&lt;&lt;</text:span><text:span text:style-name="T767"><text:s/></text:span><text:span text:style-name="T768">books</text:span><text:span text:style-name="T769">[</text:span><text:span text:style-name="T770">i</text:span><text:span text:style-name="T771">].</text:span><text:span text:style-name="T772">author</text:span></text:p>
      <text:p text:style-name="P773"><text:span text:style-name="T774"><text:s text:c="13"/></text:span><text:span text:style-name="T775">&lt;&lt;</text:span><text:span text:style-name="T776"><text:s/></text:span><text:span text:style-name="T777">setw</text:span><text:span text:style-name="T778">(</text:span><text:span text:style-name="T779">10</text:span><text:span text:style-name="T780">)<text:s/></text:span><text:span text:style-name="T781">&lt;&lt;</text:span><text:span text:style-name="T782"><text:s/></text:span><text:span text:style-name="T783">books</text:span><text:span text:style-name="T784">[</text:span><text:span text:style-name="T785">i</text:span><text:span text:style-name="T786">].</text:span><text:span text:style-name="T787">year</text:span></text:p>
      <text:p text:style-name="P788"><text:span text:style-name="T789"><text:s text:c="13"/></text:span><text:span text:style-name="T790">&lt;&lt;</text:span><text:span text:style-name="T791"><text:s/></text:span><text:span text:style-name="T792">fixed</text:span><text:span text:style-name="T793"><text:s/></text:span><text:span text:style-name="T794">&lt;&lt;</text:span><text:span text:style-name="T795"><text:s/></text:span><text:span text:style-name="T796">setprecision</text:span><text:span text:style-name="T797">(</text:span><text:span text:style-name="T798">1</text:span><text:span text:style-name="T799">)<text:s/></text:span><text:span text:style-name="T800">&lt;&lt;</text:span><text:span text:style-name="T801"><text:s/></text:span><text:span text:style-name="T802">books</text:span><text:span text:style-name="T803">[</text:span><text:span text:style-name="T804">i</text:span><text:span text:style-name="T805">].</text:span><text:span text:style-name="T806">rating</text:span><text:span text:style-name="T807"><text:s/></text:span><text:span text:style-name="T808">&lt;&lt;</text:span><text:span text:style-name="T809"><text:s/></text:span><text:span text:style-name="T810">"/10</text:span><text:span text:style-name="T811">\n</text:span><text:span text:style-name="T812">"</text:span><text:span text:style-name="T813">;</text:span></text:p>
      <text:p text:style-name="P814"><text:s text:c="4"/>}</text:p>
      <text:p text:style-name="P815">}</text:p>
      <text:p text:style-name="P816"/>
      <text:p text:style-name="P817"><text:span text:style-name="T818">void</text:span><text:span text:style-name="T819"><text:s/></text:span><text:span text:style-name="T820">showStats</text:span><text:span text:style-name="T821">()</text:span></text:p>
      <text:p text:style-name="P822">{</text:p>
      <text:p text:style-name="P823"><text:span text:style-name="T824"><text:s text:c="4"/></text:span><text:span text:style-name="T825">if</text:span><text:span text:style-name="T826"><text:s/>(</text:span><text:span text:style-name="T827">bookCount</text:span><text:span text:style-name="T828"><text:s/></text:span><text:span text:style-name="T829">==</text:span><text:span text:style-name="T830"><text:s/></text:span><text:span text:style-name="T831">0</text:span><text:span text:style-name="T832">)</text:span></text:p>
      <text:p text:style-name="P833"><text:s text:c="4"/>{</text:p>
      <text:p text:style-name="P834"><text:span text:style-name="T835"><text:s text:c="8"/></text:span><text:span text:style-name="T836">cout</text:span><text:span text:style-name="T837"><text:s/></text:span><text:span text:style-name="T838">&lt;&lt;</text:span><text:span text:style-name="T839"><text:s/></text:span><text:span text:style-name="T840">"</text:span><text:span text:style-name="T841">Нет</text:span><text:span text:style-name="T842"><text:s/></text:span><text:span text:style-name="T843">данных</text:span><text:span text:style-name="T844"><text:s/></text:span><text:span text:style-name="T845">для</text:span><text:span text:style-name="T846"><text:s/></text:span><text:span text:style-name="T847">анализа</text:span><text:span text:style-name="T848">.</text:span><text:span text:style-name="T849">\n</text:span><text:span text:style-name="T850">"</text:span><text:span text:style-name="T851">;</text:span></text:p>
      <text:p text:style-name="P852"><text:span text:style-name="T853"><text:s text:c="8"/></text:span><text:span text:style-name="T854">return</text:span><text:span text:style-name="T855">;</text:span></text:p>
      <text:p text:style-name="P856"><text:s text:c="4"/>}</text:p>
      <text:p text:style-name="P857"/>
      <text:p text:style-name="P858"><text:span text:style-name="T859"><text:s text:c="4"/></text:span><text:span text:style-name="T860">float</text:span><text:span text:style-name="T861"><text:s/></text:span><text:span text:style-name="T862">totalRating</text:span><text:span text:style-name="T863"><text:s/></text:span><text:span text:style-name="T864">=</text:span><text:span text:style-name="T865"><text:s/></text:span><text:span text:style-name="T866">0</text:span><text:span text:style-name="T867">; <text:s text:c="10"/></text:span></text:p>
      <text:p text:style-name="P868"><text:span text:style-name="T869"><text:s text:c="4"/></text:span><text:span text:style-name="T870">float</text:span><text:span text:style-name="T871"><text:s/></text:span><text:span text:style-name="T872">maxRating</text:span><text:span text:style-name="T873"><text:s/></text:span><text:span text:style-name="T874">=</text:span><text:span text:style-name="T875"><text:s/></text:span><text:span text:style-name="T876">books</text:span><text:span text:style-name="T877">[</text:span><text:span text:style-name="T878">0</text:span><text:span text:style-name="T879">].</text:span><text:span text:style-name="T880">rating</text:span><text:span text:style-name="T881">;<text:s/></text:span></text:p>
      <text:p text:style-name="P882"><text:span text:style-name="T883"><text:s text:c="4"/></text:span><text:span text:style-name="T884">int</text:span><text:span text:style-name="T885"><text:s/></text:span><text:span text:style-name="T886">bestBookIndex</text:span><text:span text:style-name="T887"><text:s/></text:span><text:span text:style-name="T888">=</text:span><text:span text:style-name="T889"><text:s/></text:span><text:span text:style-name="T890">0</text:span><text:span text:style-name="T891">; <text:s text:c="10"/></text:span></text:p>
      <text:p text:style-name="P892"/>
      <text:p text:style-name="P893"><text:span text:style-name="T894"><text:s text:c="4"/></text:span><text:span text:style-name="T895">for</text:span><text:span text:style-name="T896"><text:s/>(</text:span><text:span text:style-name="T897">int</text:span><text:span text:style-name="T898"><text:s/></text:span><text:span text:style-name="T899">i</text:span><text:span text:style-name="T900"><text:s/></text:span><text:span text:style-name="T901">=</text:span><text:span text:style-name="T902"><text:s/></text:span><text:span text:style-name="T903">0</text:span><text:span text:style-name="T904">;<text:s/></text:span><text:span text:style-name="T905">i</text:span><text:span text:style-name="T906"><text:s/></text:span><text:span text:style-name="T907">&lt;</text:span><text:span text:style-name="T908"><text:s/></text:span><text:span text:style-name="T909">bookCount</text:span><text:span text:style-name="T910">;<text:s/></text:span><text:span text:style-name="T911">i</text:span><text:span text:style-name="T912">++</text:span><text:span text:style-name="T913">)</text:span></text:p>
      <text:p text:style-name="P914"><text:s text:c="4"/>{</text:p>
      <text:p text:style-name="P915"><text:span text:style-name="T916"><text:s text:c="8"/></text:span><text:span text:style-name="T917">totalRating</text:span><text:span text:style-name="T918"><text:s/></text:span><text:span text:style-name="T919">+=</text:span><text:span text:style-name="T920"><text:s/></text:span><text:span text:style-name="T921">books</text:span><text:span text:style-name="T922">[</text:span><text:span text:style-name="T923">i</text:span><text:span text:style-name="T924">].</text:span><text:span text:style-name="T925">rating</text:span><text:span text:style-name="T926">;</text:span></text:p>
      <text:p text:style-name="P927"/>
      <text:p text:style-name="P928"><text:span text:style-name="T929"><text:s text:c="8"/></text:span><text:span text:style-name="T930">if</text:span><text:span text:style-name="T931"><text:s/>(</text:span><text:span text:style-name="T932">books</text:span><text:span text:style-name="T933">[</text:span><text:span text:style-name="T934">i</text:span><text:span text:style-name="T935">].</text:span><text:span text:style-name="T936">rating</text:span><text:span text:style-name="T937"><text:s/></text:span><text:span text:style-name="T938">&gt;</text:span><text:span text:style-name="T939"><text:s/></text:span><text:span text:style-name="T940">maxRating</text:span><text:span text:style-name="T941">)</text:span></text:p>
      <text:p text:style-name="P942"><text:s text:c="8"/>{</text:p>
      <text:p text:style-name="P943"><text:span text:style-name="T944"><text:s text:c="12"/></text:span><text:span text:style-name="T945">maxRating</text:span><text:span text:style-name="T946"><text:s/></text:span><text:span text:style-name="T947">=</text:span><text:span text:style-name="T948"><text:s/></text:span><text:span text:style-name="T949">books</text:span><text:span text:style-name="T950">[</text:span><text:span text:style-name="T951">i</text:span><text:span text:style-name="T952">].</text:span><text:span text:style-name="T953">rating</text:span><text:span text:style-name="T954">;</text:span></text:p>
      <text:p text:style-name="P955"><text:span text:style-name="T956"><text:s text:c="12"/></text:span><text:span text:style-name="T957">bestBookIndex</text:span><text:span text:style-name="T958"><text:s/></text:span><text:span text:style-name="T959">=</text:span><text:span text:style-name="T960"><text:s/></text:span><text:span text:style-name="T961">i</text:span><text:span text:style-name="T962">;</text:span></text:p>
      <text:p text:style-name="P963"><text:s text:c="8"/>}</text:p>
      <text:p text:style-name="P964"><text:s text:c="4"/>}</text:p>
      <text:p text:style-name="P965"/>
      <text:p text:style-name="P966"><text:span text:style-name="T967"><text:s text:c="4"/></text:span><text:span text:style-name="T968">float</text:span><text:span text:style-name="T969"><text:s/></text:span><text:span text:style-name="T970">averageRating</text:span><text:span text:style-name="T971"><text:s/></text:span><text:span text:style-name="T972">=</text:span><text:span text:style-name="T973"><text:s/></text:span><text:span text:style-name="T974">totalRating</text:span><text:span text:style-name="T975"><text:s/></text:span><text:span text:style-name="T976">/</text:span><text:span text:style-name="T977"><text:s/></text:span><text:span text:style-name="T978">bookCount</text:span><text:span text:style-name="T979">;<text:s/></text:span></text:p>
      <text:p text:style-name="P980"/>
      <text:soft-page-break/>
      <text:p text:style-name="P981"><text:span text:style-name="T982"><text:s text:c="4"/></text:span><text:span text:style-name="T983">cout</text:span><text:span text:style-name="T984"><text:s/></text:span><text:span text:style-name="T985">&lt;&lt;</text:span><text:span text:style-name="T986"><text:s/></text:span><text:span text:style-name="T987">"</text:span><text:span text:style-name="T988">\n</text:span><text:span text:style-name="T989">---<text:s/></text:span><text:span text:style-name="T990">Статистика</text:span><text:span text:style-name="T991"><text:s/>---</text:span><text:span text:style-name="T992">\n</text:span><text:span text:style-name="T993">"</text:span><text:span text:style-name="T994">;</text:span></text:p>
      <text:p text:style-name="P995"><text:span text:style-name="T996"><text:s text:c="4"/></text:span><text:span text:style-name="T997">cout</text:span><text:span text:style-name="T998"><text:s/></text:span><text:span text:style-name="T999">&lt;&lt;</text:span><text:span text:style-name="T1000"><text:s/></text:span><text:span text:style-name="T1001">"Количество прочитанных книг: "</text:span><text:span text:style-name="T1002"><text:s/></text:span><text:span text:style-name="T1003">&lt;&lt;</text:span><text:span text:style-name="T1004"><text:s/></text:span><text:span text:style-name="T1005">bookCount</text:span><text:span text:style-name="T1006"><text:s/></text:span><text:span text:style-name="T1007">&lt;&lt;</text:span><text:span text:style-name="T1008"><text:s/></text:span><text:span text:style-name="T1009">"</text:span><text:span text:style-name="T1010">\n</text:span><text:span text:style-name="T1011">"</text:span><text:span text:style-name="T1012">;</text:span></text:p>
      <text:p text:style-name="P1013"><text:span text:style-name="T1014"><text:s text:c="4"/></text:span><text:span text:style-name="T1015">cout</text:span><text:span text:style-name="T1016"><text:s/></text:span><text:span text:style-name="T1017">&lt;&lt;</text:span><text:span text:style-name="T1018"><text:s/></text:span><text:span text:style-name="T1019">"</text:span><text:span text:style-name="T1020">Средняя</text:span><text:span text:style-name="T1021"><text:s/></text:span><text:span text:style-name="T1022">оценка</text:span><text:span text:style-name="T1023">: "</text:span><text:span text:style-name="T1024"><text:s/></text:span><text:span text:style-name="T1025">&lt;&lt;</text:span><text:span text:style-name="T1026"><text:s/></text:span><text:span text:style-name="T1027">fixed</text:span><text:span text:style-name="T1028"><text:s/></text:span><text:span text:style-name="T1029">&lt;&lt;</text:span><text:span text:style-name="T1030"><text:s/></text:span><text:span text:style-name="T1031">setprecision</text:span><text:span text:style-name="T1032">(</text:span><text:span text:style-name="T1033">2</text:span><text:span text:style-name="T1034">)<text:s/></text:span><text:span text:style-name="T1035">&lt;&lt;</text:span><text:span text:style-name="T1036"><text:s/></text:span><text:span text:style-name="T1037">averageRating</text:span><text:span text:style-name="T1038"><text:s/></text:span><text:span text:style-name="T1039">&lt;&lt;</text:span><text:span text:style-name="T1040"><text:s/></text:span><text:span text:style-name="T1041">"/10</text:span><text:span text:style-name="T1042">\n</text:span><text:span text:style-name="T1043">"</text:span><text:span text:style-name="T1044">;</text:span></text:p>
      <text:p text:style-name="P1045"><text:span text:style-name="T1046"><text:s text:c="4"/></text:span><text:span text:style-name="T1047">cout</text:span><text:span text:style-name="T1048"><text:s/></text:span><text:span text:style-name="T1049">&lt;&lt;</text:span><text:span text:style-name="T1050"><text:s/></text:span><text:span text:style-name="T1051">"</text:span><text:span text:style-name="T1052">Самая</text:span><text:span text:style-name="T1053"><text:s/></text:span><text:span text:style-name="T1054">высоко</text:span><text:span text:style-name="T1055"><text:s/></text:span><text:span text:style-name="T1056">оценённая</text:span><text:span text:style-name="T1057"><text:s/></text:span><text:span text:style-name="T1058">книга</text:span><text:span text:style-name="T1059">:<text:s/></text:span><text:span text:style-name="T1060">\"</text:span><text:span text:style-name="T1061">"</text:span><text:span text:style-name="T1062"><text:s/></text:span><text:span text:style-name="T1063">&lt;&lt;</text:span><text:span text:style-name="T1064"><text:s/></text:span><text:span text:style-name="T1065">books</text:span><text:span text:style-name="T1066">[</text:span><text:span text:style-name="T1067">bestBookIndex</text:span><text:span text:style-name="T1068">].</text:span><text:span text:style-name="T1069">title</text:span><text:span text:style-name="T1070"><text:s/></text:span></text:p>
      <text:p text:style-name="P1071"><text:span text:style-name="T1072"><text:s text:c="9"/></text:span><text:span text:style-name="T1073">&lt;&lt;</text:span><text:span text:style-name="T1074"><text:s/></text:span><text:span text:style-name="T1075">"</text:span><text:span text:style-name="T1076">\"</text:span><text:span text:style-name="T1077"><text:s/>("</text:span><text:span text:style-name="T1078"><text:s/></text:span><text:span text:style-name="T1079">&lt;&lt;</text:span><text:span text:style-name="T1080"><text:s/></text:span><text:span text:style-name="T1081">books</text:span><text:span text:style-name="T1082">[</text:span><text:span text:style-name="T1083">bestBookIndex</text:span><text:span text:style-name="T1084">].</text:span><text:span text:style-name="T1085">author</text:span><text:span text:style-name="T1086"><text:s/></text:span><text:span text:style-name="T1087">&lt;&lt;</text:span><text:span text:style-name="T1088"><text:s/></text:span><text:span text:style-name="T1089">") - "</text:span><text:span text:style-name="T1090"><text:s/></text:span></text:p>
      <text:p text:style-name="P1091"><text:span text:style-name="T1092"><text:s text:c="9"/></text:span><text:span text:style-name="T1093">&lt;&lt;</text:span><text:span text:style-name="T1094"><text:s/></text:span><text:span text:style-name="T1095">fixed</text:span><text:span text:style-name="T1096"><text:s/></text:span><text:span text:style-name="T1097">&lt;&lt;</text:span><text:span text:style-name="T1098"><text:s/></text:span><text:span text:style-name="T1099">setprecision</text:span><text:span text:style-name="T1100">(</text:span><text:span text:style-name="T1101">1</text:span><text:span text:style-name="T1102">)<text:s/></text:span><text:span text:style-name="T1103">&lt;&lt;</text:span><text:span text:style-name="T1104"><text:s/></text:span><text:span text:style-name="T1105">books</text:span><text:span text:style-name="T1106">[</text:span><text:span text:style-name="T1107">bestBookIndex</text:span><text:span text:style-name="T1108">].</text:span><text:span text:style-name="T1109">rating</text:span><text:span text:style-name="T1110"><text:s/></text:span><text:span text:style-name="T1111">&lt;&lt;</text:span><text:span text:style-name="T1112"><text:s/></text:span><text:span text:style-name="T1113">"/10</text:span><text:span text:style-name="T1114">\n</text:span><text:span text:style-name="T1115">"</text:span><text:span text:style-name="T1116">;</text:span></text:p>
      <text:p text:style-name="P1117">}</text:p>
      <text:p text:style-name="P1118"/>
      <text:p text:style-name="P1119"><text:span text:style-name="T1120">void</text:span><text:span text:style-name="T1121"><text:s/></text:span><text:span text:style-name="T1122">showMenu</text:span><text:span text:style-name="T1123">()</text:span></text:p>
      <text:p text:style-name="P1124">{</text:p>
      <text:p text:style-name="P1125"><text:span text:style-name="T1126"><text:s text:c="4"/></text:span><text:span text:style-name="T1127">cout</text:span><text:span text:style-name="T1128"><text:s/></text:span><text:span text:style-name="T1129">&lt;&lt;</text:span><text:span text:style-name="T1130"><text:s/></text:span><text:span text:style-name="T1131">"</text:span><text:span text:style-name="T1132">\n</text:span><text:span text:style-name="T1133">===<text:s/></text:span><text:span text:style-name="T1134">Трекер</text:span><text:span text:style-name="T1135"><text:s/></text:span><text:span text:style-name="T1136">книг</text:span><text:span text:style-name="T1137"><text:s/>===</text:span><text:span text:style-name="T1138">\n</text:span><text:span text:style-name="T1139">"</text:span><text:span text:style-name="T1140">;</text:span></text:p>
      <text:p text:style-name="P1141"><text:span text:style-name="T1142"><text:s text:c="4"/></text:span><text:span text:style-name="T1143">cout</text:span><text:span text:style-name="T1144"><text:s/></text:span><text:span text:style-name="T1145">&lt;&lt;</text:span><text:span text:style-name="T1146"><text:s/></text:span><text:span text:style-name="T1147">"1. Добавить книгу</text:span><text:span text:style-name="T1148">\n</text:span><text:span text:style-name="T1149">"</text:span><text:span text:style-name="T1150">;</text:span></text:p>
      <text:p text:style-name="P1151"><text:span text:style-name="T1152"><text:s text:c="4"/></text:span><text:span text:style-name="T1153">cout</text:span><text:span text:style-name="T1154"><text:s/></text:span><text:span text:style-name="T1155">&lt;&lt;</text:span><text:span text:style-name="T1156"><text:s/></text:span><text:span text:style-name="T1157">"2. Показать все книги</text:span><text:span text:style-name="T1158">\n</text:span><text:span text:style-name="T1159">"</text:span><text:span text:style-name="T1160">;</text:span></text:p>
      <text:p text:style-name="P1161"><text:span text:style-name="T1162"><text:s text:c="4"/></text:span><text:span text:style-name="T1163">cout</text:span><text:span text:style-name="T1164"><text:s/></text:span><text:span text:style-name="T1165">&lt;&lt;</text:span><text:span text:style-name="T1166"><text:s/></text:span><text:span text:style-name="T1167">"3. Показать статистику</text:span><text:span text:style-name="T1168">\n</text:span><text:span text:style-name="T1169">"</text:span><text:span text:style-name="T1170">;</text:span></text:p>
      <text:p text:style-name="P1171"><text:span text:style-name="T1172"><text:s text:c="4"/></text:span><text:span text:style-name="T1173">cout</text:span><text:span text:style-name="T1174"><text:s/></text:span><text:span text:style-name="T1175">&lt;&lt;</text:span><text:span text:style-name="T1176"><text:s/></text:span><text:span text:style-name="T1177">"4. Выход</text:span><text:span text:style-name="T1178">\n</text:span><text:span text:style-name="T1179">"</text:span><text:span text:style-name="T1180">;</text:span></text:p>
      <text:p text:style-name="P1181"><text:span text:style-name="T1182"><text:s text:c="4"/></text:span><text:span text:style-name="T1183">cout</text:span><text:span text:style-name="T1184"><text:s/></text:span><text:span text:style-name="T1185">&lt;&lt;</text:span><text:span text:style-name="T1186"><text:s/></text:span><text:span text:style-name="T1187">"</text:span><text:span text:style-name="T1188">Выберите</text:span><text:span text:style-name="T1189"><text:s/></text:span><text:span text:style-name="T1190">пункт</text:span><text:span text:style-name="T1191">: "</text:span><text:span text:style-name="T1192">;</text:span></text:p>
      <text:p text:style-name="P1193">}</text:p>
      <text:p text:style-name="P1194"/>
      <text:p text:style-name="P1195"><text:span text:style-name="T1196">int</text:span><text:span text:style-name="T1197"><text:s/></text:span><text:span text:style-name="T1198">main</text:span><text:span text:style-name="T1199">()</text:span></text:p>
      <text:p text:style-name="P1200">{</text:p>
      <text:p text:style-name="P1201"><text:span text:style-name="T1202"><text:s text:c="4"/></text:span><text:span text:style-name="T1203">bookCount</text:span><text:span text:style-name="T1204"><text:s/></text:span><text:span text:style-name="T1205">=</text:span><text:span text:style-name="T1206"><text:s/></text:span><text:span text:style-name="T1207">0</text:span><text:span text:style-name="T1208">;</text:span></text:p>
      <text:p text:style-name="P1209"><text:s text:c="4"/></text:p>
      <text:p text:style-name="P1210"><text:span text:style-name="T1211"><text:s text:c="4"/></text:span><text:span text:style-name="T1212">loadBooks</text:span><text:span text:style-name="T1213">(</text:span><text:span text:style-name="T1214">"book.txt"</text:span><text:span text:style-name="T1215">);<text:s/></text:span></text:p>
      <text:p text:style-name="P1216"/>
      <text:p text:style-name="P1217"><text:span text:style-name="T1218"><text:s text:c="4"/></text:span><text:span text:style-name="T1219">int</text:span><text:span text:style-name="T1220"><text:s/></text:span><text:span text:style-name="T1221">choice</text:span><text:span text:style-name="T1222">;<text:s/></text:span></text:p>
      <text:p text:style-name="P1223"/>
      <text:p text:style-name="P1224"><text:span text:style-name="T1225"><text:s text:c="4"/></text:span><text:span text:style-name="T1226">do</text:span></text:p>
      <text:p text:style-name="P1227"><text:s text:c="4"/>{</text:p>
      <text:p text:style-name="P1228"><text:span text:style-name="T1229"><text:s text:c="8"/></text:span><text:span text:style-name="T1230">showMenu</text:span><text:span text:style-name="T1231">(); <text:s text:c="3"/></text:span></text:p>
      <text:p text:style-name="P1232"><text:span text:style-name="T1233"><text:s text:c="8"/></text:span><text:span text:style-name="T1234">cin</text:span><text:span text:style-name="T1235"><text:s/></text:span><text:span text:style-name="T1236">&gt;&gt;</text:span><text:span text:style-name="T1237"><text:s/></text:span><text:span text:style-name="T1238">choice</text:span><text:span text:style-name="T1239">;<text:s/></text:span></text:p>
      <text:p text:style-name="P1240"/>
      <text:p text:style-name="P1241"><text:span text:style-name="T1242"><text:s text:c="8"/></text:span><text:span text:style-name="T1243">switch</text:span><text:span text:style-name="T1244"><text:s/>(</text:span><text:span text:style-name="T1245">choice</text:span><text:span text:style-name="T1246">)</text:span></text:p>
      <text:p text:style-name="P1247"><text:s text:c="8"/>{</text:p>
      <text:p text:style-name="P1248"><text:span text:style-name="T1249"><text:s text:c="8"/></text:span><text:span text:style-name="T1250">case</text:span><text:span text:style-name="T1251"><text:s/></text:span><text:span text:style-name="T1252">1</text:span><text:span text:style-name="T1253">:</text:span></text:p>
      <text:p text:style-name="P1254"><text:span text:style-name="T1255"><text:s text:c="12"/></text:span><text:span text:style-name="T1256">addBook</text:span><text:span text:style-name="T1257">();<text:s/></text:span></text:p>
      <text:p text:style-name="P1258"><text:span text:style-name="T1259"><text:s text:c="12"/></text:span><text:span text:style-name="T1260">break</text:span><text:span text:style-name="T1261">;</text:span></text:p>
      <text:p text:style-name="P1262"><text:span text:style-name="T1263"><text:s text:c="8"/></text:span><text:span text:style-name="T1264">case</text:span><text:span text:style-name="T1265"><text:s/></text:span><text:span text:style-name="T1266">2</text:span><text:span text:style-name="T1267">:</text:span></text:p>
      <text:p text:style-name="P1268"><text:span text:style-name="T1269"><text:s text:c="12"/></text:span><text:span text:style-name="T1270">showAllBooks</text:span><text:span text:style-name="T1271">();<text:s/></text:span></text:p>
      <text:p text:style-name="P1272"><text:span text:style-name="T1273"><text:s text:c="12"/></text:span><text:span text:style-name="T1274">break</text:span><text:span text:style-name="T1275">;</text:span></text:p>
      <text:p text:style-name="P1276"><text:span text:style-name="T1277"><text:s text:c="8"/></text:span><text:span text:style-name="T1278">case</text:span><text:span text:style-name="T1279"><text:s/></text:span><text:span text:style-name="T1280">3</text:span><text:span text:style-name="T1281">:</text:span></text:p>
      <text:p text:style-name="P1282"><text:span text:style-name="T1283"><text:s text:c="12"/></text:span><text:span text:style-name="T1284">showStats</text:span><text:span text:style-name="T1285">();<text:s/></text:span></text:p>
      <text:p text:style-name="P1286"><text:span text:style-name="T1287"><text:s text:c="12"/></text:span><text:span text:style-name="T1288">break</text:span><text:span text:style-name="T1289">;</text:span></text:p>
      <text:p text:style-name="P1290"><text:span text:style-name="T1291"><text:s text:c="8"/></text:span><text:span text:style-name="T1292">case</text:span><text:span text:style-name="T1293"><text:s/></text:span><text:span text:style-name="T1294">4</text:span><text:span text:style-name="T1295">:</text:span></text:p>
      <text:p text:style-name="P1296"><text:span text:style-name="T1297"><text:s text:c="12"/></text:span><text:span text:style-name="T1298">cout</text:span><text:span text:style-name="T1299"><text:s/></text:span><text:span text:style-name="T1300">&lt;&lt;</text:span><text:span text:style-name="T1301"><text:s/></text:span><text:span text:style-name="T1302">"Выход из программы.</text:span><text:span text:style-name="T1303">\n</text:span><text:span text:style-name="T1304">"</text:span><text:span text:style-name="T1305">;<text:s/></text:span></text:p>
      <text:p text:style-name="P1306"><text:span text:style-name="T1307"><text:s text:c="12"/></text:span><text:span text:style-name="T1308">break</text:span><text:span text:style-name="T1309">;</text:span></text:p>
      <text:p text:style-name="P1310"><text:span text:style-name="T1311"><text:s text:c="8"/></text:span><text:span text:style-name="T1312">default</text:span><text:span text:style-name="T1313">:</text:span></text:p>
      <text:p text:style-name="P1314"><text:span text:style-name="T1315"><text:s text:c="12"/></text:span><text:span text:style-name="T1316">cout</text:span><text:span text:style-name="T1317"><text:s/></text:span><text:span text:style-name="T1318">&lt;&lt;</text:span><text:span text:style-name="T1319"><text:s/></text:span><text:span text:style-name="T1320">"Неверный выбор.</text:span><text:span text:style-name="T1321">\n</text:span><text:span text:style-name="T1322">"</text:span><text:span text:style-name="T1323">;</text:span></text:p>
      <text:p text:style-name="P1324"><text:span text:style-name="T1325"><text:s text:c="12"/></text:span><text:span text:style-name="T1326">cin</text:span><text:span text:style-name="T1327">.</text:span><text:span text:style-name="T1328">clear</text:span><text:span text:style-name="T1329">();<text:s/></text:span></text:p>
      <text:p text:style-name="P1330"><text:span text:style-name="T1331"><text:s text:c="12"/></text:span><text:span text:style-name="T1332">cin</text:span><text:span text:style-name="T1333">.</text:span><text:span text:style-name="T1334">ignore</text:span><text:span text:style-name="T1335">(</text:span><text:span text:style-name="T1336">1000</text:span><text:span text:style-name="T1337">,<text:s/></text:span><text:span text:style-name="T1338">'</text:span><text:span text:style-name="T1339">\n</text:span><text:span text:style-name="T1340">'</text:span><text:span text:style-name="T1341">);<text:s/></text:span></text:p>
      <text:p text:style-name="P1342"><text:span text:style-name="T1343"><text:s text:c="8"/></text:span><text:span text:style-name="T1344">}</text:span></text:p>
      <text:p text:style-name="P1345"/>
      <text:p text:style-name="P1346"><text:span text:style-name="T1347"><text:s text:c="4"/>}<text:s/></text:span><text:span text:style-name="T1348">while</text:span><text:span text:style-name="T1349"><text:s/>(</text:span><text:span text:style-name="T1350">choice</text:span><text:span text:style-name="T1351"><text:s/></text:span><text:span text:style-name="T1352">!=</text:span><text:span text:style-name="T1353"><text:s/></text:span><text:span text:style-name="T1354">4</text:span><text:span text:style-name="T1355">);<text:s/></text:span></text:p>
      <text:p text:style-name="P1356"/>
      <text:soft-page-break/>
      <text:p text:style-name="P1357"><text:span text:style-name="T1358"><text:s text:c="4"/></text:span><text:span text:style-name="T1359">return</text:span><text:span text:style-name="T1360"><text:s/></text:span><text:span text:style-name="T1361">0</text:span><text:span text:style-name="T1362">;<text:s/></text:span></text:p>
      <text:p text:style-name="P1363">}</text:p>
      <text:p text:style-name="P1364"/>
      <text:p text:style-name="Standard"><text:span text:style-name="T1365">4.<text:s/></text:span><text:span text:style-name="T1366">C</text:span><text:span text:style-name="T1367">сылка на репризиторий:</text:span><text:s/><text:span text:style-name="T1368">https://github.com/...</text:span></text:p>
      <text:p text:style-name="P1369">5. Вывод:</text:p>
      <text:p text:style-name="Standard"><text:s text:c="3"/><text:span text:style-name="T1370">Н</text:span><text:span text:style-name="T1371">аписал</text:span><text:span text:style-name="T1372">а</text:span><text:span text:style-name="T1373"><text:s/>программу на C++, вспомнил</text:span><text:span text:style-name="T1374">а</text:span><text:span text:style-name="T1375"><text:s/>синтаксис<text:s/></text:span><text:span text:style-name="T1376">C</text:span><text:span text:style-name="T1377">++, использовал<text:s/></text:span><text:span text:style-name="T1378">cmat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1" style:display-name="p1" style:family="paragraph" style:parent-style-name="Обычный">
      <style:paragraph-properties style:vertical-align="auto"/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ds-markdown-paragraph" style:display-name="ds-markdown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apple-converted-space" style:display-name="apple-converted-space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Милана Ганиева</dc:creator>
    <meta:creation-date>2025-10-08T10:41:00Z</meta:creation-date>
    <dc:date>2025-10-22T07:26:00Z</dc:date>
    <meta:template xlink:href="Normal" xlink:type="simple"/>
    <meta:editing-cycles>6</meta:editing-cycles>
    <meta:editing-duration>PT1080S</meta:editing-duration>
    <meta:document-statistic meta:page-count="6" meta:paragraph-count="11" meta:word-count="867" meta:character-count="5801" meta:row-count="41" meta:non-whitespace-character-count="4945"/>
  </office:meta>
</office:document-meta>
</file>